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DemiLight" svg:font-family="Noto Sans CJK SC DemiLight" style:font-family-generic="system" style:font-pitch="variable"/>
    <style:font-face style:name="FreeSans" svg:font-family="FreeSans" style:font-family-generic="system" style:font-pitch="variable"/>
    <style:font-face style:name="monospace" svg:font-family="monospace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style:font-name="Calibri"/>
    </style:style>
    <style:style style:name="P3" style:parent-style-name="Heading1" style:family="paragraph">
      <style:text-properties style:font-name="Calibri"/>
    </style:style>
    <style:style style:name="P4" style:parent-style-name="Standard" style:family="paragraph">
      <style:text-properties style:font-name-complex="Times New Roman" fo:font-size="12pt" style:font-size-asian="12pt" style:font-size-complex="12pt"/>
    </style:style>
    <style:style style:name="P5" style:parent-style-name="Heading1" style:family="paragraph">
      <style:text-properties style:font-name="Calibri"/>
    </style:style>
    <style:style style:name="P6" style:parent-style-name="Heading1" style:family="paragraph">
      <style:text-properties style:font-name="Calibri"/>
    </style:style>
    <style:style style:name="P7" style:parent-style-name="Standard" style:family="paragraph">
      <style:text-properties style:font-name-complex="Times New Roman" fo:font-size="12pt" style:font-size-asian="12pt" style:font-size-complex="12pt"/>
    </style:style>
    <style:style style:name="P8" style:parent-style-name="Standard" style:family="paragraph">
      <style:text-properties style:font-name-complex="Times New Roman" fo:font-size="12pt" style:font-size-asian="12pt" style:font-size-complex="12pt"/>
    </style:style>
    <style:style style:name="P9" style:parent-style-name="Standard" style:family="paragraph">
      <style:text-properties style:font-name-complex="Times New Roman" fo:font-size="12pt" style:font-size-asian="12pt" style:font-size-complex="12pt"/>
    </style:style>
    <style:style style:name="P10" style:parent-style-name="Standard" style:family="paragraph">
      <style:text-properties style:font-name-complex="Times New Roman" fo:font-size="12pt" style:font-size-asian="12pt" style:font-size-complex="12pt"/>
    </style:style>
    <style:style style:name="P11" style:parent-style-name="Standard" style:family="paragraph">
      <style:text-properties style:font-name-complex="Times New Roman" fo:font-size="12pt" style:font-size-asian="12pt" style:font-size-complex="12pt"/>
    </style:style>
    <style:style style:name="P12" style:parent-style-name="Standard" style:family="paragraph">
      <style:text-properties style:font-name-complex="Times New Roman" fo:font-size="12pt" style:font-size-asian="12pt" style:font-size-complex="12pt"/>
    </style:style>
    <style:style style:name="P13" style:parent-style-name="Standard" style:family="paragraph">
      <style:text-properties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-complex="Times New Roman" fo:font-size="12pt" style:font-size-asian="12pt" style:font-size-complex="12pt"/>
    </style:style>
    <style:style style:name="P15" style:parent-style-name="Standard" style:family="paragraph">
      <style:text-properties style:font-name-complex="Times New Roman" fo:font-size="12pt" style:font-size-asian="12pt" style:font-size-complex="12pt"/>
    </style:style>
    <style:style style:name="P16" style:parent-style-name="Standard" style:family="paragraph">
      <style:text-properties style:font-name-complex="Times New Roman" fo:font-size="12pt" style:font-size-asian="12pt" style:font-size-complex="12pt"/>
    </style:style>
    <style:style style:name="P17" style:parent-style-name="Standard" style:family="paragraph">
      <style:text-properties style:font-name-complex="Times New Roman" fo:font-size="12pt" style:font-size-asian="12pt" style:font-size-complex="12pt"/>
    </style:style>
    <style:style style:name="P18" style:parent-style-name="Standard" style:family="paragraph">
      <style:text-properties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-complex="Times New Roman" fo:font-size="12pt" style:font-size-asian="12pt" style:font-size-complex="12pt"/>
    </style:style>
    <style:style style:name="P20" style:parent-style-name="Standard" style:family="paragraph">
      <style:text-properties style:font-name-complex="Times New Roman" fo:font-size="12pt" style:font-size-asian="12pt" style:font-size-complex="12pt"/>
    </style:style>
    <style:style style:name="P21" style:parent-style-name="Standard" style:family="paragraph">
      <style:text-properties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-complex="Times New Roman" fo:font-size="12pt" style:font-size-asian="12pt" style:font-size-complex="12pt"/>
    </style:style>
    <style:style style:name="P24" style:parent-style-name="Standard" style:family="paragraph">
      <style:text-properties style:font-name-complex="Times New Roman" fo:font-size="12pt" style:font-size-asian="12pt" style:font-size-complex="12pt"/>
    </style:style>
    <style:style style:name="P25" style:parent-style-name="Standard" style:family="paragraph">
      <style:text-properties style:font-name-complex="Times New Roman" fo:font-size="12pt" style:font-size-asian="12pt" style:font-size-complex="12pt"/>
    </style:style>
    <style:style style:name="P26" style:parent-style-name="Standard" style:family="paragraph">
      <style:text-properties style:font-name-complex="Times New Roman" fo:font-size="12pt" style:font-size-asian="12pt" style:font-size-complex="12pt"/>
    </style:style>
    <style:style style:name="P27" style:parent-style-name="Standard" style:family="paragraph">
      <style:text-properties style:font-name-complex="Times New Roman" fo:font-size="12pt" style:font-size-asian="12pt" style:font-size-complex="12pt"/>
    </style:style>
    <style:style style:name="P28" style:parent-style-name="Standard" style:family="paragraph">
      <style:text-properties style:font-name-complex="Times New Roman" fo:font-size="12pt" style:font-size-asian="12pt" style:font-size-complex="12pt"/>
    </style:style>
    <style:style style:name="P29" style:parent-style-name="Standard" style:family="paragraph">
      <style:text-properties style:font-name-complex="Times New Roman" fo:font-size="12pt" style:font-size-asian="12pt" style:font-size-complex="12pt"/>
    </style:style>
    <style:style style:name="P30" style:parent-style-name="Standard" style:family="paragraph">
      <style:text-properties style:font-name-complex="Times New Roman" fo:font-size="12pt" style:font-size-asian="12pt" style:font-size-complex="12pt"/>
    </style:style>
    <style:style style:name="P31" style:parent-style-name="Standard" style:family="paragraph">
      <style:text-properties style:font-name-complex="Times New Roman" fo:font-size="12pt" style:font-size-asian="12pt" style:font-size-complex="12pt"/>
    </style:style>
    <style:style style:name="P32" style:parent-style-name="Standard" style:family="paragraph">
      <style:text-properties style:font-name-complex="Times New Roman" fo:font-size="12pt" style:font-size-asian="12pt" style:font-size-complex="12pt"/>
    </style:style>
    <style:style style:name="P33" style:parent-style-name="Standard" style:family="paragraph">
      <style:text-properties style:font-name-complex="Times New Roman" fo:font-size="12pt" style:font-size-asian="12pt" style:font-size-complex="12pt"/>
    </style:style>
    <style:style style:name="P34" style:parent-style-name="Standard" style:family="paragraph">
      <style:text-properties style:font-name-complex="Times New Roman" fo:font-size="12pt" style:font-size-asian="12pt" style:font-size-complex="12pt"/>
    </style:style>
    <style:style style:name="P35" style:parent-style-name="Standard" style:family="paragraph">
      <style:text-properties style:font-name-complex="Times New Roman" fo:font-size="12pt" style:font-size-asian="12pt" style:font-size-complex="12pt"/>
    </style:style>
    <style:style style:name="P36" style:parent-style-name="Standard" style:family="paragraph">
      <style:text-properties style:font-name-complex="Times New Roman" fo:font-size="12pt" style:font-size-asian="12pt" style:font-size-complex="12pt"/>
    </style:style>
    <style:style style:name="P37" style:parent-style-name="Standard" style:family="paragraph">
      <style:text-properties style:font-name-complex="Times New Roman" fo:font-size="12pt" style:font-size-asian="12pt" style:font-size-complex="12pt"/>
    </style:style>
    <style:style style:name="P38" style:parent-style-name="Standard" style:family="paragraph">
      <style:text-properties style:font-name-complex="Times New Roman" fo:font-size="12pt" style:font-size-asian="12pt" style:font-size-complex="12pt"/>
    </style:style>
    <style:style style:name="P39" style:parent-style-name="Standard" style:family="paragraph">
      <style:text-properties style:font-name-complex="Times New Roman" fo:font-size="12pt" style:font-size-asian="12pt" style:font-size-complex="12pt"/>
    </style:style>
    <style:style style:name="P40" style:parent-style-name="Heading1" style:family="paragraph">
      <style:text-properties style:font-name="Calibri"/>
    </style:style>
    <style:style style:name="P41" style:parent-style-name="Heading1" style:family="paragraph">
      <style:text-properties style:font-name="Calibri"/>
    </style:style>
    <style:style style:name="T42" style:parent-style-name="DefaultParagraphFont" style:family="text">
      <style:text-properties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-complex="Times New Roman" fo:font-size="12pt" style:font-size-asian="12pt" style:font-size-complex="12pt"/>
    </style:style>
    <style:style style:name="P64" style:parent-style-name="Heading1" style:family="paragraph">
      <style:text-properties style:font-name="Calibri"/>
    </style:style>
    <style:style style:name="P65" style:parent-style-name="Textbody" style:family="paragraph">
      <style:paragraph-properties fo:margin-bottom="0in"/>
    </style:style>
    <style:style style:name="T66" style:parent-style-name="DefaultParagraphFont" style:family="text">
      <style:text-properties fo:color="#000000" fo:font-size="12pt" style:font-size-asian="12pt"/>
    </style:style>
    <style:style style:name="P67" style:parent-style-name="Textbody" style:family="paragraph">
      <style:paragraph-properties fo:margin-bottom="0in"/>
    </style:style>
    <style:style style:name="T68" style:parent-style-name="DefaultParagraphFont" style:family="text">
      <style:text-properties fo:color="#000000" fo:font-size="12pt" style:font-size-asian="12pt"/>
    </style:style>
    <style:style style:name="T69" style:parent-style-name="DefaultParagraphFont" style:family="text">
      <style:text-properties fo:color="#000000" fo:font-size="12pt" style:font-size-asian="12pt"/>
    </style:style>
    <style:style style:name="P70" style:parent-style-name="Textbody" style:family="paragraph">
      <style:paragraph-properties fo:margin-bottom="0in"/>
    </style:style>
    <style:style style:name="T71" style:parent-style-name="DefaultParagraphFont" style:family="text">
      <style:text-properties fo:color="#000000" fo:font-size="12pt" style:font-size-asian="12pt"/>
    </style:style>
    <style:style style:name="P72" style:parent-style-name="Textbody" style:family="paragraph">
      <style:paragraph-properties fo:margin-bottom="0in"/>
    </style:style>
    <style:style style:name="T73" style:parent-style-name="DefaultParagraphFont" style:family="text">
      <style:text-properties fo:color="#000000" fo:font-size="12pt" style:font-size-asian="12pt"/>
    </style:style>
    <style:style style:name="T74" style:parent-style-name="DefaultParagraphFont" style:family="text">
      <style:text-properties fo:color="#000000" fo:font-size="12pt" style:font-size-asian="12pt"/>
    </style:style>
    <style:style style:name="T75" style:parent-style-name="DefaultParagraphFont" style:family="text">
      <style:text-properties fo:color="#000000" fo:font-size="12pt" style:font-size-asian="12pt"/>
    </style:style>
    <style:style style:name="T76" style:parent-style-name="DefaultParagraphFont" style:family="text">
      <style:text-properties fo:color="#000000" fo:font-size="12pt" style:font-size-asian="12pt"/>
    </style:style>
  </office:automatic-styles>
  <office:body>
    <office:text text:use-soft-page-breaks="true">
      <text:p text:style-name="P1">Lab Report 3</text:p>
      <text:h text:style-name="P3" text:outline-level="1">Problem</text:h>
      <text:p text:style-name="P4">Create a generic linked list structure in Java that supports the actions add, remove, and insert.</text:p>
      <text:h text:style-name="P5" text:outline-level="1">Proposed Solution</text:h>
      <text:p text:style-name="Standard">Create a generic inner class that serves to link data together. Give the inner class three data elements: next node, previous node, and a piece of data. For the outer class, create a head node. Allow the node<text:s/>constructor to handle creation: if adding data, change first empty node data instead of appending new node. Create iterator for ease of access and decrease API complexity. Iterator goes until it finds a null link or null data. Use iterator for printing.</text:p>
      <text:h text:style-name="P6" text:outline-level="1">Tests and Results</text:h>
      <text:p text:style-name="Standard">See attached DoubleLinkedListTest.java and ToDoListTester.java. Short snippet follows.</text:p>
      <text:p text:style-name="P7">Adding Five Tasks To Do</text:p>
      <text:p text:style-name="P8">1. Buy Ground Beef</text:p>
      <text:p text:style-name="P9">2. Buy Cheese</text:p>
      <text:p text:style-name="P10">3. Buy Taco Shells</text:p>
      <text:p text:style-name="P11">4. Make Tacos</text:p>
      <text:p text:style-name="P12">5. Eat Tacos</text:p>
      <text:p text:style-name="P13"/>
      <text:p text:style-name="P14">Forgot salsa. Adding after step 2.</text:p>
      <text:p text:style-name="P15">1. Buy Ground Beef</text:p>
      <text:p text:style-name="P16">2. Buy Cheese</text:p>
      <text:p text:style-name="P17">3. Buy Salsa</text:p>
      <text:p text:style-name="P18">4. Buy Taco Shells</text:p>
      <text:p text:style-name="P19">5. Make Tacos</text:p>
      <text:soft-page-break/>
      <text:p text:style-name="P20">6. Eat Tacos</text:p>
      <text:p text:style-name="P21"/>
      <text:p text:style-name="P22">Actually I'm changing salsa to hot sauce.</text:p>
      <text:p text:style-name="P23">Adding guacamole to tacos.</text:p>
      <text:p text:style-name="P24">1. Buy Ground Beef</text:p>
      <text:p text:style-name="P25">2. Buy Cheese</text:p>
      <text:p text:style-name="P26">3. Buy Hot Sauce</text:p>
      <text:p text:style-name="P27">4. Buy Guacamole</text:p>
      <text:p text:style-name="P28">5. Buy Taco Shells</text:p>
      <text:p text:style-name="P29">6. Make Tacos</text:p>
      <text:p text:style-name="P30">7. Eat<text:s/>Tacos</text:p>
      <text:p text:style-name="P31"/>
      <text:p text:style-name="P32">Maybe not.</text:p>
      <text:p text:style-name="P33">Printing list.</text:p>
      <text:p text:style-name="P34">1. Buy Ground Beef</text:p>
      <text:p text:style-name="P35">2. Buy Cheese</text:p>
      <text:p text:style-name="P36">3. Buy Hot Sauce</text:p>
      <text:p text:style-name="P37">4. Buy Taco Shells</text:p>
      <text:p text:style-name="P38">5. Make Tacos</text:p>
      <text:p text:style-name="P39">6. Eat Tacos</text:p>
      <text:h text:style-name="P40" text:outline-level="1">Problems Encountered</text:h>
      <text:p text:style-name="Standard">I had to research how to use the Iterator class in Java.<text:s/>I had<text:s/>difficulty<text:s/>generalizing iterator();<text:s/>to<text:s/>solve this I changed the<text:s/>type<text:s/>signature to<text:s/>Iterator&lt;T&gt;.<text:s/>The<text:s/>hasNext method<text:s/>at one point did not work<text:s/>for<text:s/>the<text:s/>head<text:s/>of the list, which is why it has all sorts of special conditions.<text:s/>I researched<text:s/>how to make a duplicate class in<text:s/><text:soft-page-break/>Java (i.e. ToDoList)<text:s/>as well as how to have arbitrary number of arguments for a method. <text:s/>I wrote<text:s/>a test class<text:s/>with JUnit which I enjoyed a lot. I learned a lot in this lab.</text:p>
      <text:h text:style-name="P41" text:outline-level="1">Conclusions and Discussion</text:h>
      <text:p text:style-name="Standard"><text:span text:style-name="T42">I c</text:span><text:span text:style-name="T43">ould have written more unit tests, especially for String types</text:span><text:span text:style-name="T44">. I could</text:span><text:span text:style-name="T45"><text:s/>have tested<text:s/></text:span><text:span text:style-name="T46">the<text:s/></text:span><text:span text:style-name="T47">iterator<text:s/></text:span><text:span text:style-name="T48">more thoroughly<text:s/></text:span><text:span text:style-name="T49">–<text:s/></text:span><text:span text:style-name="T50">I’m<text:s/></text:span><text:span text:style-name="T51">still not sure if deleteCurrent works within</text:span><text:span text:style-name="T52"><text:s/>a</text:span><text:span text:style-name="T53"><text:s/>l</text:span><text:span text:style-name="T54">oop.<text:s/></text:span><text:span text:style-name="T55">I could</text:span><text:span text:style-name="T56"><text:s/>have written<text:s/></text:span><text:span text:style-name="T57">a<text:s/></text:span><text:span text:style-name="T58">strictly singly linked list instead of doubly linked list.<text:s/></text:span><text:span text:style-name="T59">I could</text:span><text:span text:style-name="T60"><text:s/>have made various methods more elegant, especially<text:s/></text:span><text:span text:style-name="T61">d</text:span><text:span text:style-name="T62">eleteCurrentNode.</text:span><text:span text:style-name="T63"><text:s/>As commented by my instructor, I spent a long time writing this class which was perhaps not proportional to the complexity.</text:span></text:p>
      <text:h text:style-name="P64" text:outline-level="1">Additional Questions</text:h>
      <text:list text:style-name="LFO2" text:continue-numbering="true">
        <text:list-item>
          <text:p text:style-name="P65"><text:span text:style-name="T66">Name some advantages of using a linked list instead of an array.</text:span></text:p>
        </text:list-item>
      </text:list>
      <text:p text:style-name="P67"><text:span text:style-name="T68">Linked<text:s/></text:span><text:span text:style-name="T69">lists can be resized, appended, deleted, etc. This allows for much clearer code when the number of items is not known ahead of time.</text:span></text:p>
      <text:list text:style-name="LFO2" text:continue-numbering="true">
        <text:list-item>
          <text:p text:style-name="P70"><text:span text:style-name="T71">Name some disadvantages of using a linked list instead of an array.</text:span></text:p>
        </text:list-item>
      </text:list>
      <text:p text:style-name="P72"><text:span text:style-name="T73">Linked lists do not allow random access. To reach the<text:s/></text:span><text:span text:style-name="T74">end of the list, the iterator<text:s/></text:span><text:span text:style-name="T75">must make</text:span><text:span text:style-name="T76"><text:s/>O(n) accesses, as opposed to a fixed-array, which is constant tim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DemiLight" svg:font-family="Noto Sans CJK SC DemiLight" style:font-family-generic="system" style:font-pitch="variable"/>
    <style:font-face style:name="FreeSans" svg:font-family="FreeSans" style:font-family-generic="system" style:font-pitch="variable"/>
    <style:font-face style:name="monospace" svg:font-family="monospace" style:font-family-generic="system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DemiLigh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fo:font-size="26pt" style:font-size-asian="26pt" style:font-size-complex="26pt" fo:hyphenate="false"/>
    </style:style>
    <style:style style:name="Header" style:display-name="Header" style:family="paragraph" style:parent-style-name="Standard"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/>
    </style:style>
    <style:style style:name="TitleChar" style:display-name="Title Char" style:family="text" style:parent-style-name="DefaultParagraphFont">
      <style:text-properties style:font-name="Cambria" style:font-name-asian="Calibri" style:font-name-complex="DejaVu Sans" fo:color="#17365D" fo:letter-spacing="0.0034in" style:letter-kerning="true" fo:font-size="26pt" style:font-size-asian="26pt" style:font-size-complex="26pt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4" style:num-suffix="." style:num-format="1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number>
      <text:list-level-style-number text:level="5" style:num-suffix="." style:num-format="1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6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7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8" style:num-suffix="." style:num-format="1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9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="monospace"/>
    </style:style>
  </office:automatic-styles>
  <office:master-styles>
    <style:master-page style:name="MP0" style:page-layout-name="PL0">
      <style:header>
        <text:p text:style-name="Header">Joshua Nelson<text:span text:style-name="T2"><text:line-break/></text:span>CSCE 146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00t</meta:initial-creator>
    <dc:creator>NELSON, JOSHUA Y</dc:creator>
    <meta:creation-date>2015-10-11T17:26:00Z</meta:creation-date>
    <dc:date>2018-02-02T16:34:00Z</dc:date>
    <meta:template xlink:href="Normal.dotm" xlink:type="simple"/>
    <meta:editing-cycles>9</meta:editing-cycles>
    <meta:editing-duration>PT3540S</meta:editing-duration>
    <meta:user-defined meta:name="AppVersion">14.0000</meta:user-defined>
    <meta:user-defined meta:name="Company">Clems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403" meta:character-count="2701" meta:row-count="19" meta:non-whitespace-character-count="2303"/>
  </office:meta>
</office:document-meta>
</file>